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100000001DBEE3C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Powderfinger Type" svg:font-family="'Powderfinger Type'" style:font-family-generic="modern" style:font-pitch="fixed"/>
    <style:font-face style:name="Mailart Rubberstamp" svg:font-family="'Mailart Rubberstamp'"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20.519cm" fo:margin-left="-1.873cm" table:align="left" style:writing-mode="lr-tb"/>
    </style:style>
    <style:style style:name="Tableau1.A" style:family="table-column">
      <style:table-column-properties style:column-width="20.519cm"/>
    </style:style>
    <style:style style:name="Tableau1.1" style:family="table-row">
      <style:table-row-properties style:min-row-height="0.092cm" style:keep-together="true"/>
    </style:style>
    <style:style style:name="Tableau1.A1" style:family="table-cell">
      <style:table-cell-properties style:vertical-align="top" fo:padding-left="0.123cm" fo:padding-right="0.123cm" fo:padding-top="0cm" fo:padding-bottom="0cm" fo:border="0.018cm solid #008080" style:writing-mode="lr-tb"/>
    </style:style>
    <style:style style:name="P1" style:family="paragraph" style:parent-style-name="Normal_20__28_Web_29_">
      <style:paragraph-properties fo:margin-left="1.984cm" fo:margin-right="1.984cm" fo:margin-top="0cm" fo:margin-bottom="0.494cm" fo:text-align="center" style:justify-single-word="false" fo:text-indent="0cm" style:auto-text-indent="false"/>
      <style:text-properties style:font-name="Mailart Rubberstamp"/>
    </style:style>
    <style:style style:name="P2" style:family="paragraph" style:parent-style-name="Normal_20__28_Web_29_">
      <style:paragraph-properties fo:margin-left="1.984cm" fo:margin-right="1.984cm" fo:margin-top="0cm" fo:margin-bottom="0.494cm" fo:text-align="start" style:justify-single-word="false" fo:text-indent="0cm" style:auto-text-indent="false"/>
      <style:text-properties fo:color="#000000" style:font-name="Mailart Rubberstamp" fo:font-size="14pt" style:font-size-asian="14pt" style:font-size-complex="14pt"/>
    </style:style>
    <style:style style:name="P3" style:family="paragraph" style:parent-style-name="Normal_20__28_Web_29_">
      <style:paragraph-properties fo:margin-left="1.984cm" fo:margin-right="1.984cm" fo:margin-top="0cm" fo:margin-bottom="0.494cm" fo:text-align="start" style:justify-single-word="false" fo:text-indent="0cm" style:auto-text-indent="false"/>
      <style:text-properties fo:color="#000000" style:font-name="Mailart Rubberstamp" fo:font-size="10pt" style:font-size-asian="10pt" style:font-size-complex="10pt"/>
    </style:style>
    <style:style style:name="P4" style:family="paragraph" style:parent-style-name="Standard">
      <style:paragraph-properties fo:text-align="center" style:justify-single-word="false" fo:break-before="page"/>
      <style:text-properties fo:font-weight="bold" style:font-weight-asian="bold" style:font-weight-complex="bold"/>
    </style:style>
    <style:style style:name="P5" style:family="paragraph" style:parent-style-name="Standard">
      <style:paragraph-properties style:line-height-at-least="0.423cm" fo:orphans="0" fo:widows="0" fo:break-before="page"/>
      <style:text-properties style:font-name="Powderfinger Type" fo:font-size="10pt" fo:language="en" fo:country="GB" style:font-size-asian="10pt" style:font-name-complex="Courier New" style:font-size-complex="10pt"/>
    </style:style>
    <style:style style:name="P6" style:family="paragraph" style:parent-style-name="Standard">
      <style:paragraph-properties style:line-height-at-least="0.423cm" fo:orphans="0" fo:widows="0"/>
      <style:text-properties style:font-name="Powderfinger Type" fo:font-size="10pt" fo:language="en" fo:country="GB" style:font-size-asian="10pt" style:font-name-complex="Courier New" style:font-size-complex="10pt"/>
    </style:style>
    <style:style style:name="P7" style:family="paragraph" style:parent-style-name="Standard">
      <style:paragraph-properties style:line-height-at-least="0.423cm" fo:orphans="0" fo:widows="0"/>
      <style:text-properties style:font-name="Powderfinger Type" fo:font-size="10pt" fo:language="de" fo:country="DE" style:font-size-asian="10pt" style:font-name-complex="Courier New" style:font-size-complex="10pt"/>
    </style:style>
    <style:style style:name="P8" style:family="paragraph" style:parent-style-name="Standard">
      <style:paragraph-properties style:line-height-at-least="0.423cm" fo:orphans="0" fo:widows="0"/>
      <style:text-properties style:font-name="Powderfinger Type" fo:font-size="10pt" style:font-size-asian="10pt" style:font-size-complex="10pt"/>
    </style:style>
    <style:style style:name="P9" style:family="paragraph" style:parent-style-name="Standard">
      <style:paragraph-properties style:line-height-at-least="0.423cm" fo:orphans="0" fo:widows="0"/>
      <style:text-properties style:font-name="Powderfinger Type" fo:font-size="10pt" fo:language="en" fo:country="GB" style:font-size-asian="10pt" style:language-asian="zxx" style:country-asian="none" style:font-name-complex="Courier New" style:font-size-complex="10pt"/>
    </style:style>
    <style:style style:name="P10" style:family="paragraph">
      <style:paragraph-properties style:writing-mode="lr-tb"/>
    </style:style>
    <style:style style:name="P11" style:family="paragraph" style:parent-style-name="Heading_20_2">
      <style:paragraph-properties style:snap-to-layout-grid="false"/>
      <style:text-properties style:font-name="Powderfinger Type" fo:font-size="10pt" style:font-size-asian="10pt" style:font-size-complex="10pt"/>
    </style:style>
    <style:style style:name="P12" style:family="paragraph" style:parent-style-name="Standard">
      <style:paragraph-properties style:line-height-at-least="0.423cm" fo:orphans="0" fo:widows="0"/>
      <style:text-properties style:font-name="Powderfinger Type" fo:font-size="10pt" style:font-size-asian="10pt" style:font-name-complex="Courier New" style:font-size-complex="10pt"/>
    </style:style>
    <style:style style:name="P13" style:family="paragraph" style:parent-style-name="Standard">
      <style:paragraph-properties fo:margin-left="1.002cm" fo:margin-right="1.002cm" style:line-height-at-least="0.423cm" fo:orphans="0" fo:widows="0" fo:text-indent="0cm" style:auto-text-indent="false"/>
      <style:text-properties style:font-name="Powderfinger Type" fo:font-size="10pt" style:font-size-asian="10pt" style:font-name-complex="Courier New" style:font-size-complex="10pt"/>
    </style:style>
    <style:style style:name="P14" style:family="paragraph" style:parent-style-name="Text_20_body" style:list-style-name="WW8Num1">
      <style:paragraph-properties fo:margin-left="1.002cm" fo:margin-right="1.002cm" fo:text-indent="0cm" style:auto-text-indent="false"/>
      <style:text-properties style:font-name="Powderfinger Type" fo:font-size="10pt" style:font-size-asian="10pt" style:font-size-complex="10pt"/>
    </style:style>
    <style:style style:name="P15" style:family="paragraph" style:parent-style-name="Text_20_body">
      <style:paragraph-properties fo:margin-left="1.002cm" fo:margin-right="1.002cm" fo:text-indent="0cm" style:auto-text-indent="false"/>
      <style:text-properties style:font-name="Powderfinger Type" fo:font-size="10pt" style:font-size-asian="10pt" style:font-size-complex="10pt"/>
    </style:style>
    <style:style style:name="P16" style:family="paragraph" style:parent-style-name="Standard">
      <style:paragraph-properties fo:margin-left="1.002cm" fo:margin-right="1.002cm" style:line-height-at-least="0.423cm" fo:text-align="end" style:justify-single-word="false" fo:orphans="0" fo:widows="0" fo:text-indent="0cm" style:auto-text-indent="false"/>
      <style:text-properties style:font-name="Powderfinger Type" fo:font-size="10pt" style:font-size-asian="10pt" style:font-name-complex="Courier New" style:font-size-complex="10pt"/>
    </style:style>
    <style:style style:name="P17" style:family="paragraph" style:parent-style-name="Standard">
      <style:paragraph-properties fo:margin-left="1.002cm" fo:margin-right="1.002cm" style:line-height-at-least="0.423cm" fo:text-align="center" style:justify-single-word="false" fo:orphans="0" fo:widows="0" fo:text-indent="0cm" style:auto-text-indent="false"/>
      <style:text-properties style:font-name="Powderfinger Type" fo:font-size="10pt" style:font-size-asian="10pt" style:font-name-complex="Courier New" style:font-size-complex="10pt"/>
    </style:style>
    <style:style style:name="P18" style:family="paragraph" style:parent-style-name="Standard">
      <style:paragraph-properties fo:margin-left="1.002cm" fo:margin-right="1.002cm" style:line-height-at-least="0.423cm" fo:orphans="0" fo:widows="0" fo:text-indent="0cm" style:auto-text-indent="false"/>
      <style:text-properties style:font-name="Powderfinger Type" style:font-name-complex="Courier New"/>
    </style:style>
    <style:style style:name="P19" style:family="paragraph" style:parent-style-name="Standard">
      <style:paragraph-properties fo:margin-left="1.002cm" fo:margin-right="1.002cm" style:line-height-at-least="0.423cm" fo:text-align="justify" style:justify-single-word="false" fo:orphans="0" fo:widows="0" fo:text-indent="0cm" style:auto-text-indent="false"/>
      <style:text-properties style:font-name="Powderfinger Type" style:font-name-complex="Courier New"/>
    </style:style>
    <style:style style:name="P20" style:family="paragraph" style:parent-style-name="Standard">
      <style:paragraph-properties fo:line-height="0.423cm" fo:text-align="center" style:justify-single-word="false" fo:break-before="page"/>
      <style:text-properties style:font-name="Mailart Rubberstamp"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Mailart Rubberstamp" fo:font-size="18pt" fo:font-weight="bold" style:font-size-asian="18pt" style:font-weight-asian="bold" style:font-size-complex="18pt" style:font-weight-complex="bold"/>
    </style:style>
    <style:style style:name="P22" style:family="paragraph" style:parent-style-name="Standard">
      <style:paragraph-properties fo:line-height="0.423cm" fo:text-align="center" style:justify-single-word="false"/>
      <style:text-properties style:font-name="Mailart Rubberstamp"/>
    </style:style>
    <style:style style:name="P23" style:family="paragraph" style:parent-style-name="Standard">
      <style:paragraph-properties fo:line-height="0.423cm" fo:text-align="center" style:justify-single-word="false"/>
      <style:text-properties style:font-name="Mailart Rubberstamp" fo:font-weight="bold" style:font-weight-asian="bold" style:font-weight-complex="bold"/>
    </style:style>
    <style:style style:name="P24" style:family="paragraph" style:parent-style-name="Standard">
      <style:paragraph-properties fo:line-height="0.423cm" fo:text-align="center" style:justify-single-word="false"/>
      <style:text-properties style:font-name="Mailart Rubberstamp" style:font-name-complex="Arial"/>
    </style:style>
    <style:style style:name="P25" style:family="paragraph" style:parent-style-name="Standard">
      <style:paragraph-properties fo:margin-left="2.004cm" fo:margin-right="2.021cm" fo:line-height="0.423cm" fo:text-align="justify" style:justify-single-word="false" fo:text-indent="0cm" style:auto-text-indent="false"/>
      <style:text-properties style:font-name="Mailart Rubberstamp" fo:font-style="italic" style:font-style-asian="italic" style:font-style-complex="italic"/>
    </style:style>
    <style:style style:name="P26" style:family="paragraph" style:parent-style-name="Standard">
      <style:paragraph-properties fo:margin-left="2.004cm" fo:margin-right="2.021cm" fo:line-height="0.423cm" fo:text-align="justify" style:justify-single-word="false" fo:text-indent="0cm" style:auto-text-indent="false"/>
      <style:text-properties style:font-name="Mailart Rubberstamp"/>
    </style:style>
    <style:style style:name="P27" style:family="paragraph" style:parent-style-name="Standard">
      <style:paragraph-properties fo:margin-left="2.004cm" fo:margin-right="2.021cm" fo:line-height="0.423cm" fo:text-align="end" style:justify-single-word="false" fo:text-indent="0cm" style:auto-text-indent="false"/>
      <style:text-properties style:font-name="Mailart Rubberstamp"/>
    </style:style>
    <style:style style:name="T1" style:family="text">
      <style:text-properties fo:color="#000000" fo:font-size="18pt" fo:font-weight="bold" style:font-size-asian="18pt" style:font-weight-asian="bold" style:font-size-complex="18pt" style:font-weight-complex="bold"/>
    </style:style>
    <style:style style:name="T2" style:family="text">
      <style:text-properties fo:color="#000000" fo:font-size="14pt" style:font-size-asian="14pt" style:font-size-complex="14pt"/>
    </style:style>
    <style:style style:name="T3" style:family="text">
      <style:text-properties fo:font-size="14pt" style:font-size-asian="14pt" style:font-size-complex="14pt"/>
    </style:style>
    <style:style style:name="T4" style:family="text">
      <style:text-properties fo:color="#000000"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fo:color="#656565" fo:font-size="10pt" style:font-size-asian="10pt" style:font-size-complex="10pt"/>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tyle="italic" style:font-style-asian="italic" style:font-style-complex="italic"/>
    </style:style>
    <style:style style:name="T10" style:family="text">
      <style:text-properties style:font-name-complex="Courier New"/>
    </style:style>
    <style:style style:name="T11" style:family="text">
      <style:text-properties fo:font-weight="bold" style:font-weight-asian="bold" style:font-name-complex="Courier New"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000000" draw:stroke-linejoin="miter" draw:fill="solid" draw:fill-color="#008080" draw:textarea-horizontal-align="left" draw:textarea-vertical-align="top" draw:auto-grow-height="false" fo:padding-top="0.229cm" fo:padding-bottom="0.229cm" fo:padding-left="0.441cm" fo:padding-right="0.441cm" fo:wrap-option="no-wrap" draw:shadow="visible" draw:shadow-offset-x="0.062cm" draw:shadow-offset-y="0.062cm" fo:margin-left="0.319cm" fo:margin-right="0.319cm" style:run-through="foreground" style:wrap="none"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e fils du Docteur Thomson ne sera pas inculpé</text:span><text:span text:style-name="T2"> </text:span><text:span text:style-name="T3"><text:line-break/></text:span><text:span text:style-name="T3"><draw:frame draw:style-name="fr1" draw:name="Image1" text:anchor-type="as-char" svg:width="0.041cm" svg:height="0.266cm" draw:z-index="0"><draw:image xlink:href="Pictures/100002000000000100000001DBEE3CA0.png" xlink:type="simple" xlink:show="embed" xlink:actuate="onLoad"/></draw:frame></text:span><text:span text:style-name="T3"><text:line-break/></text:span><text:span text:style-name="T4">Missing Miles 29 juin 2002</text:span><text:span text:style-name="T3"><text:line-break/></text:span><text:span text:style-name="T3"><draw:frame draw:style-name="fr1" draw:name="Image2" text:anchor-type="as-char" svg:width="0.041cm" svg:height="0.526cm" draw:z-index="1"><draw:image xlink:href="Pictures/100002000000000100000001DBEE3CA0.png" xlink:type="simple" xlink:show="embed" xlink:actuate="onLoad"/></draw:frame></text:span><text:span text:style-name="T3"><text:line-break/></text:span><text:span text:style-name="T2">Entendu mardi au sujet d'un viol présumé, le jeune espoir montant du lycée de Collinwood est sorti en ayant la certitude qu'il ne sera pas inculpé.</text:span></text:p>
      <text:p text:style-name="P2"><text:span text:style-name="T5">K</text:span><text:span text:style-name="T6">evin</text:span><text:span text:style-name="T7"> </text:span><text:span text:style-name="T6">Thomson et Michael</text:span><text:span text:style-name="T7"> </text:span><text:span text:style-name="T6">James Gardner , accusés de viol par une camarade de lycée ont été entendus une nouvelle fois mardi 28 juin par le juge Murray comme témoin assisté et le dossier semble tourner à leur avantage.<text:line-break/>L'interrogatoire, initialement prévu à 8h00, avait été repoussé à la demande de Mr Thomson, arrivé à bord d'une Mercedes grise peu avant 15h au bureau du juge de Lafayette. Il en est reparti peu après 16h30 visiblement décontracté, pour une conférence de presse à l’hôtel Carlyle.<text:line-break/>"</text:span><text:span text:style-name="T8">C'est la fin d'un cauchemar</text:span><text:span text:style-name="T6">, a assuré Kévin Thomson. </text:span><text:span text:style-name="T8">Je n'avais rien à me reprocher, je l'ai toujours dit. J'espère maintenant obtenir un non-lieu</text:span><text:span text:style-name="T6">".<text:line-break/>Le juge Murray a fait savoir qu'il "</text:span><text:span text:style-name="T8">ne (voyait) pas dans cette audition d'élément légitimant qu'on passe du statut de témoin assisté à celui d’inculpé</text:span><text:span text:style-name="T6">". L'audition a été "</text:span><text:span text:style-name="T8">plutôt positive pour la défense</text:span><text:span text:style-name="T6">", a estimé le juge soulignant: "</text:span><text:span text:style-name="T8">il y a du flou, mais pas de preuves.</text:span><text:span text:style-name="T6">"<text:line-break/>"</text:span><text:span text:style-name="T8">Aujourd'hui la procédure se termine. Je ne vois pas très bien ce qu'on peut faire de plus</text:span><text:span text:style-name="T6">", a déclaré pour sa part Me Gillian, avocat des deux jeunes hommes.</text:span></text:p>
      <text:p text:style-name="P3"><text:span text:style-name="T5">"Un complot contre moi"</text:span><text:line-break/>"<text:span text:style-name="T9">Le juge m'a demandé si cette fois-là ou une autre fois, j'avais eu un rapport sexuel avec Mlle Sorenson Je lui ai répondu que sur mon honneur, je n'ai jamais eu de rapport sexuel avec cette personne</text:span>", a déclaré Kévin Thomson à la presse.<text:line-break/>"<text:span text:style-name="T9">Je pense qu'il y a complot contre moi et mon père</text:span>" a ajouté le jeune homme. "<text:span text:style-name="T9">On n'a rien à me reprocher jusqu'à maintenant, à part un oubli d'horaire. C'est pas grand chose quand même ! </text:span>" Rappelons que le Docteur William Thomson, le père de l’accusé dirigeait le service de chirurgie de l’hôpital de Lafayette et qu’il présente sa candidature à la mairie en Novembre prochain. "<text:span text:style-name="T9">Ma récente entrée en politique n’est visiblement pas du goût de tout le monde</text:span>" a déclaré le Docteur Thomson. "<text:span text:style-name="T9">A travers Kevin c’est évidemment moi qu’on cherche à salir </text:span>".<text:line-break/> <text:line-break/><text:span text:style-name="T5">"Non-lieu par défaut"<text:line-break/></text:span>"<text:span text:style-name="T9">Le dossier n'est pas terminé. Il subsiste des zones d'ombres. Si un non lieu devait être rendu, ce serait un non-lieu par défaut, lié aux difficultés d'apporter des preuves judiciaires de faits réels</text:span>", a souligné David Horner, l’avocat commis d’office d’Erika Sorenson, l'étudiante qui accuse Kévin Thomson et Michael James Gardner de viol.<text:line-break/>Le shérif Cravens a ouvert le 3 Juin 2002 une enquête contre X pour "viol et coups et blessures".L'enquête, a été marquée par plusieurs rebondissements. Mlle Sorenson a reconnu avoir demandé à deux médecins - tous deux mis en examen pour "faux" - d'antidater des documents médicaux afin d'étayer ses accusations de viol.<text:line-break/>Le Docteur Thomson a déclaré qu’en cas de non-lieu il n’engagerait aucunes poursuites contre Mlle Sorenson : "<text:span text:style-name="T9">Mon devoir de chrétien et de pardonner. Cette pauvre fille ne sait visiblement plus où elle en est <text:s/>mais je reste convaincu qu’elle n’est qu’une victime instrumentalisée par mes adversaires politique. Le fin mot de cette affaire nous l’aurons en Novembre lorsque j’aurais remporté les élections </text:span>".</text:p>
      <text:p text:style-name="P4">Chronologie indicative</text:p>
      <text:p text:style-name="Standard"/>
      <text:p text:style-name="Standard"/>
      <text:p text:style-name="Standard">Mars 2002 - Viol d’Erika</text:p>
      <text:p text:style-name="Standard">05 Octobre 2003 - Mort de Trudy Sanders</text:p>
      <text:p text:style-name="Standard">23 Octobre 2003 - Arrivée des Pjs</text:p>
      <text:p text:style-name="Standard">24 Octobre 2003 – Match des Lions de Collinwood contre les Caïmans de Lafayette</text:p>
      <text:p text:style-name="Standard">26 Octobre 2003 - Concert des Lost Souls ! / Accident de Billy Boy</text:p>
      <text:p text:style-name="Standard">28 Octobre 2003 - Fête chez Kevin, mort de Sandy</text:p>
      <text:p text:style-name="Standard">30 Octobre 2003 - <text:s/>Nuit d’Halloween</text:p>
      <text:p text:style-name="P5">Received from <text:s/>: <text:s text:c="2"/>anonx.ywy . ub by anonx . com smtp <text:s/>id <text:s/>aa@</text:p>
      <text:p text:style-name="P6">(5 . 6§c/10a - ' . 4 <text:s/>for [ distrib@anonx.com ] ), 12 oct . <text:s/>2002 08 : 54 : 18 -0700</text:p>
      <text:p text:style-name="P6">message-id : {19950225@aa-@anonx.com |</text:p>
      <text:p text:style-name="P6">received from anonx.ywy. ub by anonx. ywy .ub (ibm vm smtp v2r2)</text:p>
      <text:p text:style-name="P6">withasmtp id @, 12 oct. 02 00: 00 09 CDT</text:p>
      <text:p text:style-name="P6">Received from anonx.ywy.ub [n je origin dx1&amp;anonx.com] by anonx.ywy.ub (imail v1.2a/1.8a) with</text:p>
      <text:p text:style-name="P6">smtp ida@, 12 oct. 2003 00.00.01 - 0500</text:p>
      <text:p text:style-name="P6">reply-to : dx1 -dx@anonx.com-</text:p>
      <text:p text:style-name="P7">sender : dx1 -dx1@anonx.com-</text:p>
      <text:p text:style-name="P6">from : dx1 -dx1@anonx.com -</text:p>
      <text:p text:style-name="P8"><text:span text:style-name="T10">Subject: </text:span><text:span text:style-name="T11">UNE NUIT A L’OPERA</text:span></text:p>
      <text:p text:style-name="P6">To : dx2 -dx2@anonx.com-</text:p>
      <text:p text:style-name="P6">x-uidl : ae ae ae ae ae ae ae ae ae ae</text:p>
      <text:p text:style-name="P6"/>
      <text:p text:style-name="P6"/>
      <text:p text:style-name="P6"/>
      <text:p text:style-name="P9"><draw:custom-shape text:anchor-type="char" draw:z-index="2" draw:style-name="gr1" draw:text-style-name="P10" svg:width="1.017cm" svg:height="0.763cm" svg:x="7.915cm" svg:y="0.295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6"/>
      <text:p text:style-name="P6"/>
      <table:table table:name="Tableau1" table:style-name="Tableau1">
        <table:table-column table:style-name="Tableau1.A"/>
        <table:table-row table:style-name="Tableau1.1">
          <table:table-cell table:style-name="Tableau1.A1" office:value-type="string">
            <text:p text:style-name="P11">DELTA GREEN - RIEN QUE POUR VOS YEUX</text:p>
          </table:table-cell>
        </table:table-row>
      </table:table>
      <text:p text:style-name="P12"/>
      <text:p text:style-name="P13">Les faits :</text:p>
      <text:p text:style-name="P13"/>
      <text:list text:style-name="WW8Num1">
        <text:list-item>
          <text:p text:style-name="P14">Le 05 Octobre dernier, une élève du lycée de Collinwood en Louisiane se donne la mort dans des circonstances particulièrement atroces. La victime, Trudy Sanders, élève en dernière année est âgée de 19 ans au moment des faits. A l’heure du repas, elle se rend sur le toit de l’établissement et se jette dans le vide avant de terminer sa course sur une grille en contre-bas. Des centaines de témoins en train de déjeuner sur les pelouses assistent à la scène.</text:p>
        </text:list-item>
      </text:list>
      <text:p text:style-name="P15"/>
      <text:list text:style-name="WW8Num1">
        <text:list-item text:start-value="1">
          <text:p text:style-name="P14">L’affaire fait la une des journaux locaux relayés par plusieurs chaînes de télévision régionales et nationales. Le gouverneur de Louisiane, Mr Mc Coy déclare lors d’une conférence de presse « <text:span text:style-name="T9">qu’il est temps de regarder en face le malaise existentiel des adolescents américains</text:span> ». La principale du lycée Collinwood, Mme Angela Lawndale, critiquée par les médias pour sa responsabilité dans ce drame « <text:span text:style-name="T9">assure aux parents d’élèves que toute la lumière sera faite sur ce drame </text:span> ».</text:p>
        </text:list-item>
      </text:list>
      <text:p text:style-name="P15"/>
      <text:list text:style-name="WW8Num1">
        <text:list-item text:start-value="1">
          <text:p text:style-name="P14">L’enquête du shérif Jeffrey Cravens conclue une semaine plus tard et selon toute vraisemblance, à un suicide. D’après le rapport du shérif (voir annexe 01) : la victime était seule sur le toit au moment des faits et des centaines de témoins l’ont vu sauter de sa propre initiative. Les examens toxicologiques pratiqués à l’autopsie n’ont rien révélés : Trudy était parfaitement lucide lorsqu’elle a accomplie son geste. </text:p>
        </text:list-item>
      </text:list>
      <text:p text:style-name="P15"/>
      <text:list text:style-name="WW8Num1">
        <text:list-item text:start-value="1">
          <text:p text:style-name="P14">Pourtant, certains éléments d’enquête ne corroborent pas la thèse du suicide. Trudy ne manquait de rien, elle était bonne élève, aimée de ses camarades et ne souffrait d’aucuns problèmes familiaux ou sentimentaux. L’autopsie n’a révélé aucune infection grave ni rien sur un plan médical qui pourrait expliquer son geste. Ses parents, fervents pratiquants refusent de croire au suicide de leur fille qui ne leur a même pas laissé une lettre d’adieu. </text:p>
        </text:list-item>
      </text:list>
      <text:p text:style-name="P15"/>
      <text:list text:style-name="WW8Num1">
        <text:list-item text:start-value="1">
          <text:p text:style-name="P14">Plus troublant : la porte donnant accès au toit était fermée à clef au moment des faits. Le gardien Mr Irving certifie que la clef n’a pas quitté son trousseau pourtant la porte était bien ouverte, sans qu’aucune explication plausible n’ait pu être donné. Suite à l’enquête, Mr Irving a été licencié pour faute grave. </text:p>
        </text:list-item>
      </text:list>
      <text:p text:style-name="P15"/>
      <text:list text:style-name="WW8Num1">
        <text:list-item text:start-value="1">
          <text:p text:style-name="P14">Au regard des éléments d’enquête pré-cités et suite aux incessantes demandes du père de Trudy, il a été décidé de réouvrir l’enquête et de la confier au FBI afin d’étudier l’implication d’un tiers et les possibilités d’un complot anti-gouvernemental visant à saper le moral de la jeunesse américaine via notamment la contre-culture adolescente. <text:s/>Certain recoupement avec d’autres dossiers en cours nous font redouter une origine surnaturelle du problème. </text:p>
        </text:list-item>
      </text:list>
      <text:p text:style-name="P15"/>
      <text:p text:style-name="P15"/>
      <text:list text:style-name="WW8Num1">
        <text:list-item text:start-value="1">
          <text:p text:style-name="P14">Par ailleurs, le gouverneur Mc Coy a fait du mal-être adolescent son nouveau cheval de campagne stigmatisant le cas Trudy Sanders. Son père Adam Sanders, vice-président de la PETROL OIL INDUSTRIES INC est également l’un des principaux financiers de la campagne du gouverneur Mc Coy. Un calme relatif des médias nous permet d’intervenir mais il est primordial de le faire avec la plus grande prudence.</text:p>
        </text:list-item>
      </text:list>
      <text:p text:style-name="P15"/>
      <text:p text:style-name="P15"/>
      <text:p text:style-name="P15">Bonjour chez vous.</text:p>
      <text:p text:style-name="P13"/>
      <text:p text:style-name="P13">A.<text:tab/></text:p>
      <text:p text:style-name="P16"/>
      <text:p text:style-name="P13">transmis 1323 est 2447/10/03 : : codage pgp enclenché.</text:p>
      <text:p text:style-name="P13">[eof]</text:p>
      <text:p text:style-name="P13"/>
      <text:p text:style-name="P17">DELTA GREEN - RIEN QUE POUR VOS YEUX</text:p>
      <text:p text:style-name="P17"/>
      <text:p text:style-name="P18"/>
      <text:p text:style-name="P19"/>
      <text:p text:style-name="P20"/>
      <text:p text:style-name="P21">L’étrange suicide des « sœurs siamoises » de Missing Miles</text:p>
      <text:p text:style-name="P22"/>
      <text:p text:style-name="P23">Les deux amies n’ont laissé aucune explication</text:p>
      <text:p text:style-name="P24"/>
      <text:p text:style-name="P25">Missing Miles</text:p>
      <text:p text:style-name="P25">De notre correspondant</text:p>
      <text:p text:style-name="P26"/>
      <text:p text:style-name="P26">Elles ont voulu que leur double suicide marque les esprits, mais elles n’ont pas fourni de clé pour décrypter le message qu’elles ont laissé en mettant en scène leur mort. Selon un rite très réfléchi, les deux jeunes filles découvertes pendues, jeudi 7 mai dans un bois de Collinwood, sont demeurées unies jusqu’au bout dans le droit-fil d’une amitié qui ne s’était apparemment jamais démentie. Comme si cet ultime secret était destiné à conforter leur volonté de passer à l’acte ensemble, avec une détermination qui ajoute à la stupeur et au désarroi de leurs proches.</text:p>
      <text:p text:style-name="P26">« <text:span text:style-name="T9">Les causes profondes de ce drame sont parties avec elles</text:span> », a commenté le shérif Filmore. Il a ajouté que le petit texte écrit par l’une d’elles, à l’intention de sa mère, ne fournissait aucune explication et qu’il s’agissait « <text:span text:style-name="T9">d’un simple mot d’amour et d’adieu</text:span> ». les corps ne portant aucune trace de violence suspecte, les enquêteurs n’ont pas souhaité pousser plus avant les investigations. Ils l’ont confirmés aux parents, qui avaient été auditionnés la veille. Les deux fillettes seront inhumées au cimetière de Burkits Hill. </text:p>
      <text:p text:style-name="P26">C’est après avoir entendu son chien aboyer au pied d’un arbre qu’un promeneur de soixante-quatre ans a donné l’alerte. En voulant récupéré l’animal qui lui avait échappé, l’homme a vu les jeunes filles pendues à la même branche, dos contre dos. </text:p>
      <text:p text:style-name="P26">Sur deux troncs, elles avaient gravé leur prénom ainsi qu’un cœur. Le sexagénaire s’est précipité pour obtenir du secours mais les sauveteurs n’ont pu que constater le décès. La mort remontait au mercredi « <text:span text:style-name="T9">aux environs de 21heures </text:span>» précisera le coroner en évoquant le coucher du soleil.</text:p>
      <text:p text:style-name="P26"/>
      <text:p text:style-name="P26">Si l’annonce de leur geste a bouleversé Missing Miles, les camarades des jeunes filles, dont l’une devait fêter ses seize ans en Juin et l’autre en Septembre, n’ont en revanche guère été surpris de la réciprocité de leur acte. Considérés par les autres jeunes comme  inséparables, les « <text:span text:style-name="T9">sœurs siamoises</text:span> » de Missing Miles avaient été scolarisées dans le même collège à Collinwood. </text:p>
      <text:p text:style-name="P26">Laquelle a convaincu l’autre de mettre fin à leurs jours ? Le shérif semble l’ignorer. Seules certitudes : elles ont acheté ensemble la corde, ont effectué à pied la dizaine de kilomètres qui sépare leur domicile des bois de Collinwood et ont soigneusement préparé leurs derniers instants en réalisant, aux deux extrémités du lien chargé de les réunir dans la mort, des nœuds coulants puis en passant le pied au dessus de la branche. Sous la bague de l’une d’elles, le shérif a retrouvé, plié, un court message expliquant qu’elles ne désiraient plus vivre dans ce monde. <text:span text:style-name="T9">« Elles ne paraissaient manquer de rien</text:span> » a remarqué ému le maire de Collinwood. </text:p>
      <text:p text:style-name="P26"/>
      <text:p text:style-name="P27">A.Little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Powderfinger Type" svg:font-family="'Powderfinger Type'" style:font-family-generic="modern" style:font-pitch="fixed"/>
    <style:font-face style:name="Mailart Rubberstamp" svg:font-family="'Mailart Rubberstamp'"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text-align="justify" style:justify-single-word="false"/>
      <style:text-properties style:font-name="Courier New" style:font-name-complex="Courier New"/>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Standard" style:next-style-name="Standard" style:class="text">
      <style:paragraph-properties style:line-height-at-least="0.423cm" fo:text-align="center" style:justify-single-word="false" fo:orphans="0" fo:widows="0" fo:keep-with-next="always"/>
      <style:text-properties style:font-name="Courier New" fo:font-weight="bold" style:font-weight-asian="bold" style:font-name-complex="Courier New" style:font-weight-complex="bold"/>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paragraph-properties fo:margin-top="0.494cm" fo:margin-bottom="0.494cm"/>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212cm" text:min-label-width="0.635cm"/>
        <style:text-properties style:font-name="Times New Roman"/>
      </text:list-level-style-bullet>
      <text:list-level-style-bullet text:level="2" text:style-name="WW8Num1z1" style:num-suffix="." text:bullet-char="o">
        <style:list-level-properties text:space-before="1.482cm" text:min-label-width="0.635cm"/>
        <style:text-properties style:font-name="Courier New1"/>
      </text:list-level-style-bullet>
      <text:list-level-style-bullet text:level="3" text:style-name="WW8Num1z2" style:num-suffix="." text:bullet-char="">
        <style:list-level-properties text:space-before="2.752cm" text:min-label-width="0.635cm"/>
        <style:text-properties style:font-name="Wingdings"/>
      </text:list-level-style-bullet>
      <text:list-level-style-bullet text:level="4" text:style-name="WW8Num1z3" style:num-suffix="." text:bullet-char="">
        <style:list-level-properties text:space-before="4.022cm" text:min-label-width="0.635cm"/>
        <style:text-properties style:font-name="Symbol"/>
      </text:list-level-style-bullet>
      <text:list-level-style-bullet text:level="5" text:style-name="WW8Num1z1" style:num-suffix="." text:bullet-char="o">
        <style:list-level-properties text:space-before="5.292cm" text:min-label-width="0.635cm"/>
        <style:text-properties style:font-name="Courier New1"/>
      </text:list-level-style-bullet>
      <text:list-level-style-bullet text:level="6" text:style-name="WW8Num1z2" style:num-suffix="." text:bullet-char="">
        <style:list-level-properties text:space-before="6.562cm" text:min-label-width="0.635cm"/>
        <style:text-properties style:font-name="Wingdings"/>
      </text:list-level-style-bullet>
      <text:list-level-style-bullet text:level="7" text:style-name="WW8Num1z3" style:num-suffix="." text:bullet-char="">
        <style:list-level-properties text:space-before="7.832cm" text:min-label-width="0.635cm"/>
        <style:text-properties style:font-name="Symbol"/>
      </text:list-level-style-bullet>
      <text:list-level-style-bullet text:level="8" text:style-name="WW8Num1z1" style:num-suffix="." text:bullet-char="o">
        <style:list-level-properties text:space-before="9.102cm" text:min-label-width="0.635cm"/>
        <style:text-properties style:font-name="Courier New1"/>
      </text:list-level-style-bullet>
      <text:list-level-style-bullet text:level="9" text:style-name="WW8Num1z2" style:num-suffix="." text:bullet-char="">
        <style:list-level-properties text:space-before="10.372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3-24T12:35:55</meta:creation-date>
    <dc:date>2007-04-01T12:53:04</dc:date>
    <dc:language>en-US</dc:language>
    <meta:editing-cycles>7</meta:editing-cycles>
    <meta:editing-duration>PT4M33S</meta:editing-duration>
    <meta:user-defined meta:name="Info 1"/>
    <meta:user-defined meta:name="Info 2"/>
    <meta:user-defined meta:name="Info 3"/>
    <meta:user-defined meta:name="Info 4"/>
    <meta:document-statistic meta:table-count="1" meta:image-count="2" meta:object-count="0" meta:page-count="5" meta:paragraph-count="49" meta:word-count="1676" meta:character-count="10112"/>
  </office:meta>
</office:document-meta>
</file>